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7" style:parent-style-name="Silné" style:family="text">
      <style:text-properties fo:font-weight="normal" style:font-weight-asian="normal"/>
    </style:style>
    <style:style style:name="P18" style:parent-style-name="Základnítext" style:family="paragraph">
      <style:text-properties fo:background-color="#FFFF00"/>
    </style:style>
    <style:style style:name="P19" style:parent-style-name="Základnítext" style:family="paragraph">
      <style:text-properties fo:font-weight="bold" style:font-weight-asian="bold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49/2019<text:bookmark-end text:name="Text14"/></text:p>
            <text:p text:style-name="Normální">KVOP-34918/2019<text:bookmark-end text:name="Text2"/></text:p>
            <text:p text:style-name="Normální"><text:bookmark-start text:name="Text6"/>31. 07. 2019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M. P.</text:p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/>
      <text:h text:style-name="Nadpis1" text:outline-level="1">Sdělení o poskytnutí informace<text:s/></text:h>
      <text:p text:style-name="Základnítext">Vážený pane P.,</text:p>
      <text:p text:style-name="Základnítext">dne 31. 7. 2019 byla do Kanceláře veřejného ochránce práv doručena Vaše žádost podle zákona č. 106/1999 Sb., o svobodném přístupu k informacím, ve znění pozdějších předpisů, kterou žádáte o zaslání nového sborníku stanovisek veřejného ochránce práv – Vězeňství II.</text:p>
      <text:p text:style-name="Základnítext">Ve smyslu zákona o svobodném přístupu k informacím Vám<text:s/><text:span text:style-name="T17">informaci poskytuji</text:span><text:s/>a v příloze zasílám Sborník stanovisek veřejného ochránce práv – Vězeňství II z roku 2019.</text:p>
      <text:p text:style-name="Základnítext">S pozdravem</text:p>
      <text:p text:style-name="P18"/>
      <text:p text:style-name="podpis">Mgr. Petra Zdražilová<text:s/></text:p>
      <text:p text:style-name="podpis">ředitelka právní sekce</text:p>
      <text:p text:style-name="podpis"/>
      <text:p text:style-name="Základnítext"/>
      <text:p text:style-name="Základnítext"/>
      <text:p text:style-name="P19">Příloha</text:p>
      <text:p text:style-name="Základnítext">Sborník stanovisek veřejného ochránce práv – Vězeňství II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9ORG1*</text:span>*KVOPX009ORG1*</text:p>
        <text:p text:style-name="P12"><text:span text:style-name="T13">KVOPX009ORG1</text:span>KVOPX009ORG1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9-09-02T09:24:00Z</meta:creation-date>
    <dc:date>2019-09-02T09:24:00Z</dc:date>
    <meta:print-date>2019-07-31T13:04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1" meta:paragraph-count="1" meta:word-count="116" meta:character-count="800" meta:row-count="5" meta:non-whitespace-character-count="685"/>
  </office:meta>
</office:document-meta>
</file>